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, Verdana, Arial"/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-0.025cm" fo:margin-right="0cm" fo:text-align="justify" style:justify-single-word="false" fo:text-indent="0cm" style:auto-text-indent="false"/>
    </style:style>
    <style:style style:name="P24" style:family="paragraph" style:parent-style-name="Table_20_Contents">
      <style:paragraph-properties fo:line-height="150%" fo:text-align="start" style:justify-single-word="false"/>
      <style:text-properties style:font-name="Arial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L1">
      <style:paragraph-properties fo:text-align="justify" style:justify-single-word="false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list-style-name="L3">
      <style:paragraph-properties fo:text-align="justify" style:justify-single-word="false"/>
    </style:style>
    <style:style style:name="P29" style:family="paragraph" style:parent-style-name="Standard" style:list-style-name="L4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5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Arial" fo:font-size="12pt" style:font-size-asian="12pt" style:font-size-complex="12pt"/>
    </style:style>
    <style:style style:name="T8" style:family="text">
      <style:text-properties fo:color="#000000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0" style:family="text">
      <style:text-properties fo:color="#000000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1" style:family="text">
      <style:text-properties fo:color="#000000" style:font-name="Arial" fo:font-weight="normal" style:font-weight-asian="normal" style:font-weight-complex="normal"/>
    </style:style>
    <style:style style:name="T12" style:family="text">
      <style:text-properties fo:font-size="13pt"/>
    </style:style>
    <style:style style:name="T13" style:family="text">
      <style:text-properties fo:font-weight="bold"/>
    </style:style>
    <style:style style:name="T14" style:family="text">
      <style:text-properties style:font-size-asian="13pt"/>
    </style:style>
    <style:style style:name="T15" style:family="text">
      <style:text-properties style:font-weight-asian="bold"/>
    </style:style>
    <style:style style:name="T16" style:family="text">
      <style:text-properties style:font-size-complex="13pt"/>
    </style:style>
    <style:style style:name="T17" style:family="text">
      <style:text-properties style:font-weight-complex="bold"/>
    </style:style>
    <style:style style:name="T18" style:family="text">
      <style:text-properties fo:font-variant="normal" fo:text-transform="none" fo:color="#000000" style:font-name="ff2" fo:letter-spacing="normal" fo:font-style="normal" fo:font-weight="normal"/>
    </style:style>
    <style:style style:name="T19" style:family="text">
      <style:text-properties fo:font-variant="normal" fo:text-transform="none" fo:color="#000000" style:font-name="ff2" fo:font-style="normal" fo:font-weight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5"/></text:span></text:p>
      <text:p text:style-name="P15"><text:span text:style-name="Fonte_20_parág._20_padrão"><text:span text:style-name="T5">SGB_PRH_</text:span></text:span><text:bookmark-start text:name="id.gjdgxs"/><text:span text:style-name="Fonte_20_parág._20_padrão"><text:span text:style-name="T5">P</text:span></text:span><text:bookmark-end text:name="id.gjdgxs"/><text:span text:style-name="Fonte_20_parág._20_padrão"><text:span text:style-name="T5">lanoRecursosHumanos</text:span></text:span></text:p>
      <text:p text:style-name="P15"><text:span text:style-name="Fonte_20_parág._20_padrão"><text:span text:style-name="T5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6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6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7">Jackeline Neves de Almeida</text:span></text:span></text:p>
          </table:table-cell>
          <table:table-cell table:style-name="Tabela2.A2" office:value-type="string">
            <text:p text:style-name="P7"><text:span text:style-name="Fonte_20_parág._20_padrão"><text:span text:style-name="T7">Criação de documento e formalização de informações geradas em outros documentos e enviados por e-mail</text:span></text:span></text:p>
          </table:table-cell>
          <table:table-cell table:style-name="Tabela2.C2" office:value-type="date" office:date-value="2012-10-26">
            <text:p text:style-name="P8"><text:span text:style-name="Fonte_20_parág._20_padrão"><text:span text:style-name="T7">26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7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Sumário</text:p>
          </text:index-title>
          <text:p text:style-name="P22"><text:a xlink:type="simple" xlink:href="#__RefHeading__3196_103755458">1 Introdução <text:tab/>4</text:a></text:p>
          <text:p text:style-name="P22"><text:a xlink:type="simple" xlink:href="#__RefHeading__3198_103755458">2 Tópicos<text:tab/>4</text:a></text:p>
          <text:p text:style-name="P21"><text:a xlink:type="simple" xlink:href="#__RefHeading__3200_103755458">2.1 Subtópico<text:tab/>4</text:a></text:p>
          <text:p text:style-name="P20"><text:a xlink:type="simple" xlink:href="#__RefHeading__3202_103755458">2.1.1 Subtópico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35" text:outline-level="1"><text:bookmark-start text:name="h.30j0zll"/><text:bookmark-start text:name="_Toc338917870"/><text:bookmark text:name="__RefHeading__3196_103755458"/><text:span text:style-name="Fonte_20_parág._20_padrão"><text:span text:style-name="T4">1 Introdução</text:span></text:span><text:bookmark-end text:name="h.30j0zll"/><text:bookmark-end text:name="_Toc338917870"/><text:span text:style-name="Fonte_20_parág._20_padrão"><text:span text:style-name="T4"> </text:span></text:span><text:bookmark-end text:name="__RefHeading__3196_103755458"/></text:h>
      <text:p text:style-name="Text_20_body"><text:span text:style-name="Fonte_20_parág._20_padrão"><text:span text:style-name="T11">Esse documento define o planejamento dos recursos humanos, assim como as definições necessárias para monitorar os recursos humanos.</text:span></text:span></text:p>
      <text:h text:style-name="P35" text:outline-level="1"><text:bookmark-start text:name="h.1fob9te"/><text:bookmark-start text:name="_Toc338917871"/><text:bookmark text:name="__RefHeading__3198_103755458"/><text:span text:style-name="Fonte_20_parág._20_padrão"><text:span text:style-name="T4">2 </text:span></text:span><text:bookmark-end text:name="h.1fob9te"/><text:bookmark-end text:name="_Toc338917871"/><text:span text:style-name="Fonte_20_parág._20_padrão"><text:span text:style-name="T9">Requisitos de pessoas no projeto</text:span></text:span><text:bookmark-end text:name="__RefHeading__3198_103755458"/></text:h>
      <text:p text:style-name="P18">2.1 Definição de papéis de gestão</text:p>
      <text:p text:style-name="P19">Os papéis a seguir seguem a orientação do PMBOK.</text:p>
      <text:p text:style-name="P17">2.1.1 Gestor de tempo</text:p>
      <text:list xml:id="list1390666773" text:style-name="L1">
        <text:list-item text:start-value="1">
          <text:p text:style-name="P26">Responsabilidade</text:p>
        </text:list-item>
      </text:list>
      <text:p text:style-name="P16">Responsável por controlar cronograma e esforços para realizar o término do projeto do prazo.</text:p>
      <text:p text:style-name="P16">Suas atividades são: definir as atividades específicas do cronograma que precisam ser realizadas para produzir as várias entregas do projeto, sequenciar as atividades e identificar as dependências entre elas, estimar recursos necessários para cada atividade, estimar duração de cada atividade, desenvolver o cronograma, que inclui analisar os recursos necessários, restrições de cronograma, durações e sequenciamento de atividades, e, por fim, controlar o cronograma.</text:p>
      <text:list xml:id="list597567751" text:continue-numbering="true" text:style-name="L1">
        <text:list-item>
          <text:p text:style-name="P26">Competências exigidas:</text:p>
        </text:list-item>
      </text:list>
      <text:p text:style-name="P16">Ter assistido na disciplina gerência de projeto;</text:p>
      <text:list xml:id="list1860399628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547389419" text:continue-numbering="true" text:style-name="L1">
        <text:list-item>
          <text:p text:style-name="P26">Autoridade </text:p>
        </text:list-item>
      </text:list>
      <text:p text:style-name="P16">Autoridade para abortar uma atividades</text:p>
      <text:list xml:id="list326763328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2 Gestor de riscos</text:p>
      <text:list xml:id="list968310260" text:continue-list="list326763328" text:style-name="L1">
        <text:list-item text:start-value="1">
          <text:p text:style-name="P26">Responsabilidade:</text:p>
        </text:list-item>
      </text:list>
      <text:p text:style-name="P16">Cabe ao gestor de riscos planejar o gerenciamento de riscos, que inclui decidir como abordar, planejar e executar as atividades de gerenciamento de riscos de um projeto; Identificar os riscos que podem afetar o projeto e documentar suas características; Ainda deve analisar qualitativamente os riscos, priorizando os riscos para análise ou ação, deve ser analisado quantitativamente também, que é a determinação dos efeitos dos riscos identificados.</text:p>
      <text:p text:style-name="P16"><text:soft-page-break/>O gestor planeja respostas a riscos, desenvolvendo opções e ações para aumentar as oportunidades e reduzir as ameaças aos objetivos do projeto. E por fim, monitora e controla os riscos, acompanhando os riscos identificados, monitorando os riscos residuais, identificando novos riscos, executando planos de respostas a riscos e avaliando sua eficácia durante todo o ciclo de vida do projeto.</text:p>
      <text:list xml:id="list932204797" text:continue-numbering="true" text:style-name="L1">
        <text:list-item>
          <text:p text:style-name="P26">Competências exigidas:</text:p>
        </text:list-item>
      </text:list>
      <text:p text:style-name="P16">Ter assistido as aulas da na disciplina gerência de projeto;</text:p>
      <text:list xml:id="list1845560257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250184074" text:continue-numbering="true" text:style-name="L1">
        <text:list-item>
          <text:p text:style-name="P26">Autoridade </text:p>
        </text:list-item>
      </text:list>
      <text:p text:style-name="P16">Planejar ações de mitigação dos riscos.</text:p>
      <text:list xml:id="list243492835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3 Gestor de integração</text:p>
      <text:list xml:id="list1600472253" text:continue-list="list243492835" text:style-name="L1">
        <text:list-item text:start-value="1">
          <text:p text:style-name="P26">Responsabilidade</text:p>
        </text:list-item>
      </text:list>
      <text:p text:style-name="P16">Está sob a responsabilidade desse gestor fazer escolhas sobre em que pontos concentrar recursos e esforço e em qualquer dia específico, antecipando possíveis problemas, tratando-os antes de se tornarem críticos e coordenando o trabalho visando o bem geral do projeto. O esforço de integração também envolve fazer compensações entre objetivos e alternativas conflitantes.</text:p>
      <text:p text:style-name="P16">As atividades principais que estão sob sua responsabilidade são: desenvolver o termo de abertura do projeto, desenvolver a declaração do escopo preliminar do projeto, desenvolver o plano de gerenciamento do projeto, orientar e gerenciar a execução do projeto, monitorar e controlar o trabalho do projeto, controlar as solicitações de mudanças e encerrar o projeto.</text:p>
      <text:list xml:id="list2077219439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358203937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109648561" text:continue-numbering="true" text:style-name="L1">
        <text:list-item>
          <text:p text:style-name="P26">Autoridade </text:p>
        </text:list-item>
      </text:list>
      <text:p text:style-name="P16">Integrar os planos e conflitar o seus conteúdos.</text:p>
      <text:list xml:id="list1288116122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7">2.1.4 Gestor de escopo</text:p>
      <text:p text:style-name="P16"><text:soft-page-break/></text:p>
      <text:list xml:id="list757758990" text:continue-list="list1288116122" text:style-name="L1">
        <text:list-item text:start-value="1">
          <text:p text:style-name="P26">Responsabilidade</text:p>
        </text:list-item>
      </text:list>
      <text:p text:style-name="P16">É de responsabilidade do Gestor de escopo definir e controlar o que está e o que não está incluído no projeto.</text:p>
      <text:p text:style-name="P16">As principais atividades desse papel são: planejar escopo, definir escopo, criar EAP, verificar escopo e controlar escopo.</text:p>
      <text:list xml:id="list1250060163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101382883" text:continue-numbering="true" text:style-name="L1">
        <text:list-item>
          <text:p text:style-name="P26">Competências desejáveis:</text:p>
        </text:list-item>
      </text:list>
      <text:p text:style-name="P34">Ter habilidade/especialidade em gerenciamento de projeto.</text:p>
      <text:list xml:id="list1953303031" text:continue-numbering="true" text:style-name="L1">
        <text:list-item>
          <text:p text:style-name="P26">Autoridade </text:p>
        </text:list-item>
      </text:list>
      <text:p text:style-name="P16">Definir o que será ou não entregue no projeto, se necessário, ele pode abortar um integrável.</text:p>
      <text:list xml:id="list754272271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5 Gestor qualidade do produto</text:p>
      <text:list xml:id="list630832399" text:continue-list="list754272271" text:style-name="L1">
        <text:list-item text:start-value="1">
          <text:p text:style-name="P26">Responsabilidade:</text:p>
        </text:list-item>
      </text:list>
      <text:p text:style-name="P16">Responsável por planejar e monitorar a qualidade esperada do produto a ser entregue. Esse gestor é quem aprovará a qualidade dos produtos gerados.</text:p>
      <text:list xml:id="list446106697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022586745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476538217" text:continue-numbering="true" text:style-name="L1">
        <text:list-item>
          <text:p text:style-name="P26">Autoridade </text:p>
        </text:list-item>
      </text:list>
      <text:p text:style-name="P16">Determinar a qualidade esperada e recusar produtos fora dos padrões esperados.</text:p>
      <text:list xml:id="list1384035399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6 Gestor de custos</text:p>
      <text:list xml:id="list112828632" text:continue-list="list1384035399" text:style-name="L1">
        <text:list-item text:start-value="1">
          <text:p text:style-name="P26">Responsabilidade</text:p>
        </text:list-item>
      </text:list>
      <text:p text:style-name="P16"/>
      <text:p text:style-name="P16"><text:soft-page-break/>Responsável por estimar os custos dos recursos necessários para terminar as atividades do projeto, orçar as atividades individuais ou pacotes para estabelecer uma linha base de custos e controlar os custos e mudanças no orçamento do projeto.</text:p>
      <text:list xml:id="list255499666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535818052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2060788614" text:continue-numbering="true" text:style-name="L1">
        <text:list-item>
          <text:p text:style-name="P26">Autoridade </text:p>
        </text:list-item>
      </text:list>
      <text:p text:style-name="P16">Autoridade para negociar com o tempo e escopo para reduzir os custos do projeto.</text:p>
      <text:list xml:id="list1230718625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1.7 Gestor de aquisições</text:p>
      <text:list xml:id="list298184414" text:continue-list="list1230718625" text:style-name="L1">
        <text:list-item text:start-value="1">
          <text:p text:style-name="P26">Responsabilidade:</text:p>
        </text:list-item>
      </text:list>
      <text:p text:style-name="P16">Responsável por gerenciar compras ou aquisições de produtos, serviços ou resultados necessários de fora da equipe do projeto para realizar o trabalho.</text:p>
      <text:p text:style-name="P16">São atividades desse papel planejar compras e aquisições, planejar contratações, solicitar respostas dos fornecedores, selecionar fornecedores, administrar contratos e encerrar contrato.</text:p>
      <text:list xml:id="list1678839590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642093140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726819748" text:continue-numbering="true" text:style-name="L1">
        <text:list-item>
          <text:p text:style-name="P26">Autoridade </text:p>
        </text:list-item>
      </text:list>
      <text:p text:style-name="P16">Requer novos recursos, contratos e tercerização.</text:p>
      <text:list xml:id="list945262443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5.1.8 Gestor de recursos humanos </text:p>
      <text:list xml:id="list114600938" text:continue-list="list945262443" text:style-name="L1">
        <text:list-item text:start-value="1">
          <text:p text:style-name="P26">Responsabilidade:</text:p>
        </text:list-item>
      </text:list>
      <text:p text:style-name="P16"/>
      <text:p text:style-name="P16"><text:soft-page-break/>Responsável por planejar recursos humanos, que inclui identificar e documentar funções, responsabilidades e relações hierárquicas do projeto e criar o plano de gerenciamento de pessoal; Contratar ou mobilizar a equipe do projeto; Desenvolver e gerenciar a equipe do projeto.</text:p>
      <text:list xml:id="list2125359197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989265371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1730415844" text:continue-numbering="true" text:style-name="L1">
        <text:list-item>
          <text:p text:style-name="P26">Autoridade </text:p>
        </text:list-item>
      </text:list>
      <text:p text:style-name="P16">Trocar papel de recursos alocados.</text:p>
      <text:list xml:id="list2048284377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5.1.9 Gestor de comunicação</text:p>
      <text:list xml:id="list1525404772" text:continue-list="list2048284377" text:style-name="L1">
        <text:list-item text:start-value="1">
          <text:p text:style-name="P26">Responsabilidade</text:p>
        </text:list-item>
      </text:list>
      <text:p text:style-name="P16">Responsável por garantir a geração, coleta, distribuição, armazenamento, recuperação e destinação final das informações sobre o projeto de forma oportuna e adequada.</text:p>
      <text:p text:style-name="P16">Suas atividades inclui planejar comunicação das partes interessadas no projeto, distribuir informações para os interessados, coletar e distribuir informações sobre o desempenho (relatório de andamento, medição do progresso e previsão), gerenciar as comunicações para satisfazer os requisitos das partes interessadas no projeto e resolver problemas com elas.</text:p>
      <text:list xml:id="list990967061" text:continue-numbering="true" text:style-name="L1">
        <text:list-item>
          <text:p text:style-name="P26">Competências exigidas:</text:p>
        </text:list-item>
      </text:list>
      <text:p text:style-name="P16">Ter assistido as aulas da disciplina gerência de projeto;</text:p>
      <text:list xml:id="list1620453685" text:continue-numbering="true" text:style-name="L1">
        <text:list-item>
          <text:p text:style-name="P26">Competências desejáveis:</text:p>
        </text:list-item>
      </text:list>
      <text:p text:style-name="P16">Ter habilidade/especialidade em gerenciamento de projeto.</text:p>
      <text:list xml:id="list750214484" text:continue-numbering="true" text:style-name="L1">
        <text:list-item>
          <text:p text:style-name="P26">Autoridade </text:p>
        </text:list-item>
      </text:list>
      <text:p text:style-name="P16">Redefinir os meios de comunicação para torná-la mais eficiente.</text:p>
      <text:list xml:id="list1151082994" text:continue-numbering="true" text:style-name="L1">
        <text:list-item>
          <text:p text:style-name="P26">Ferramentas</text:p>
        </text:list-item>
      </text:list>
      <text:p text:style-name="P24">Suíte de Escritório e Gerenciamento de projeto conforme definido no SGB_PLGC_PlanoGerenciaDeConfiguracao.</text:p>
      <text:p text:style-name="P16">2.2 Definição de papel de apoio</text:p>
      <text:p text:style-name="P17">2.2.1 Gestor de medição</text:p>
      <text:p text:style-name="P16"/>
      <text:list xml:id="list1891929925" text:continue-list="list1151082994" text:style-name="L1">
        <text:list-item text:start-value="1">
          <text:p text:style-name="P26"><text:soft-page-break/>Responsabilidade:</text:p>
        </text:list-item>
      </text:list>
      <text:p text:style-name="P16">Responsável por coletar, armazenar, analisar e relatar os dados relativos aos produtos desenvolvidos e aos processos implementados na organização e em seus projetos, de forma a apoiar os objetivos organizacionais.</text:p>
      <text:p text:style-name="P16">Cabe a esse gestor procurar estabelecer e manter os objetivos da medição a partir dos objetivos estabelecidos pela alta-direção e das necessidades de informações de processos técnicos e gerenciais; Identificar e definir um conjunto adequado de medidas, orientadas pelos objetivos de medição. Esse conjunto deve ser priorizado, documentado, revisado e, quando pertinente, atualizado. Especificar os procedimentos para a coleta e o armazenamento de medidas, coletar e analisar os dados requeridos, armazenar os dados e os resultados das análises e comunicar os resultados aos interessados, que serão utilizados para apoiar decisões.</text:p>
      <text:list xml:id="list48630289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458223306" text:continue-numbering="true" text:style-name="L1">
        <text:list-item>
          <text:p text:style-name="P26">Competências desejáveis:</text:p>
        </text:list-item>
      </text:list>
      <text:p text:style-name="P16">Ter habilidade/especialidade em processo de medição.</text:p>
      <text:list xml:id="list1448466321" text:continue-numbering="true" text:style-name="L1">
        <text:list-item>
          <text:p text:style-name="P26">Autoridade </text:p>
        </text:list-item>
      </text:list>
      <text:p text:style-name="P16">Definir as </text:p>
      <text:list xml:id="list671576598" text:continue-numbering="true" text:style-name="L1">
        <text:list-item>
          <text:p text:style-name="P26">Ferramentas</text:p>
        </text:list-item>
      </text:list>
      <text:p text:style-name="P16"/>
      <text:p text:style-name="P17">Gestor de configuração</text:p>
      <text:p text:style-name="P16"/>
      <text:list xml:id="list186575897" text:continue-list="list671576598" text:style-name="L1">
        <text:list-item text:start-value="1">
          <text:p text:style-name="P26">Responsabilidade:</text:p>
        </text:list-item>
      </text:list>
      <text:p text:style-name="P16"/>
      <text:p text:style-name="P16">Responsável garantir que seja estabelecida e mantida <text:s/>a integridade de todos os produtos de trabalho do processo e do projeto e disponibilizá-los.</text:p>
      <text:p text:style-name="P16"/>
      <text:p text:style-name="P16">Suas atividades envolve estabelecer e manter um sistema de gerência de configuração, identificar os itens de configuração com base em critérios definidos, definir e controlar a baseline, monitorar os itens de configuração, controlar ao armazenamento, manuseio e a liberação de itens de configuração, auditar a configuração para garantir que baselines e itens de configuração estejam íntegros, complexos e consistentes, identificar e planejar os dados relevantes do projeto quanto à forma de coleta, armazenamento e distribuição, estabelecer mecanismo de acesso, incluindo, se pertinente, questões de privacidade e segurança.</text:p>
      <text:p text:style-name="P16"/>
      <text:list xml:id="list627718202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792888893" text:continue-numbering="true" text:style-name="L1">
        <text:list-item>
          <text:p text:style-name="P26"><text:soft-page-break/>Competências desejáveis:</text:p>
        </text:list-item>
      </text:list>
      <text:p text:style-name="P16">Ter habilidade/especialidade em configuração de software.</text:p>
      <text:list xml:id="list1913315537" text:continue-numbering="true" text:style-name="L1">
        <text:list-item>
          <text:p text:style-name="P26">Autoridade </text:p>
        </text:list-item>
      </text:list>
      <text:p text:style-name="P16"/>
      <text:list xml:id="list846842124" text:continue-numbering="true" text:style-name="L1">
        <text:list-item>
          <text:p text:style-name="P26">Ferramentas</text:p>
        </text:list-item>
      </text:list>
      <text:p text:style-name="P16"/>
      <text:p text:style-name="P17">Gestor de Qualidade do Processo</text:p>
      <text:p text:style-name="P16"/>
      <text:list xml:id="list1674191342" text:continue-list="list846842124" text:style-name="L1">
        <text:list-item text:start-value="1">
          <text:p text:style-name="P26">Responsabilidade:</text:p>
        </text:list-item>
      </text:list>
      <text:p text:style-name="P16"/>
      <text:p text:style-name="P16">Esse gestor se preocupa em assegurar que a execução do processo esteja em conformidade com os planos, procedimentos e padrões estabelecidos.</text:p>
      <text:p text:style-name="P16"/>
      <text:p text:style-name="P16">Para isso, é avaliado objetivamente a aderência dos processos executados às descrições de processo, padrões e procedimentos, se problemas forem identificados, eles são documentados e comunicados, e em seguida, as ações corretivas são definidas e acompanhadas até sua finalização.</text:p>
      <text:p text:style-name="P16"/>
      <text:list xml:id="list1975883943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67054736" text:continue-numbering="true" text:style-name="L1">
        <text:list-item>
          <text:p text:style-name="P26">Competências desejáveis:</text:p>
        </text:list-item>
      </text:list>
      <text:p text:style-name="P16">Ter habilidade/especialidade em qualidade do processo.</text:p>
      <text:list xml:id="list1100563266" text:continue-numbering="true" text:style-name="L1">
        <text:list-item>
          <text:p text:style-name="P26">Autoridade </text:p>
        </text:list-item>
      </text:list>
      <text:p text:style-name="P16"/>
      <text:list xml:id="list1062901994" text:continue-numbering="true" text:style-name="L1">
        <text:list-item>
          <text:p text:style-name="P26">Ferramentas</text:p>
        </text:list-item>
      </text:list>
      <text:p text:style-name="P16"><text:soft-page-break/></text:p>
      <text:p text:style-name="P17">Gestor de reutilização</text:p>
      <text:p text:style-name="P23"/>
      <text:list xml:id="list1597579355" text:continue-list="list1062901994" text:style-name="L1">
        <text:list-item text:start-value="1">
          <text:p text:style-name="P26">Responsabilidade:</text:p>
        </text:list-item>
      </text:list>
      <text:p text:style-name="P16"/>
      <text:p text:style-name="P16">Responsável por gerenciar o ciclo de vida dos ativos reutilizáveis. Sendo essencial definir a estratégia de gerenciamento de ativos, contemplando a definição de ativos reutilizável, assim como, os critérios de aceitação, certificação, classificação, descontinuidade e avaliação de ativos reutilizáveis. Deve ser definido também um mecanismo de armazenamento e recuperação de ativos reutilizáveis, assim como, deve registrar os dados de reutilização dos ativos registrados. Esse gestor ainda deve ser preocupar em manter periodicamente, segundo os critérios definidos e deve controlar modificações ao longo do seus ciclo de vida. Quando um problema é identificado, ou modificações são realizadas ou novas versões são disponibilizadas ou os ativos são descontinuados os usuários de ativos reutilizáveis são notificados.</text:p>
      <text:list xml:id="list700922987" text:continue-numbering="true" text:style-name="L1">
        <text:list-item>
          <text:p text:style-name="P26">Competências exigidas:</text:p>
        </text:list-item>
      </text:list>
      <text:p text:style-name="P16">Ter sido aluno de processo de software.</text:p>
      <text:list xml:id="list1637580657" text:continue-numbering="true" text:style-name="L1">
        <text:list-item>
          <text:p text:style-name="P26">Competências desejáveis:</text:p>
        </text:list-item>
      </text:list>
      <text:p text:style-name="P16">Ter habilidade/especialidade em reutilização de software.</text:p>
      <text:list xml:id="list840424190" text:continue-numbering="true" text:style-name="L1">
        <text:list-item>
          <text:p text:style-name="P26">Autoridade </text:p>
        </text:list-item>
        <text:list-item>
          <text:p text:style-name="P26">Ferramentas</text:p>
        </text:list-item>
      </text:list>
      <text:p text:style-name="P16"/>
      <text:p text:style-name="P17">Engenheiro de Requisitos</text:p>
      <text:list xml:id="list1182156954" text:continue-numbering="true" text:style-name="L1">
        <text:list-header>
          <text:p text:style-name="P26"/>
        </text:list-header>
        <text:list-item text:start-value="1">
          <text:p text:style-name="P26">Responsabilidade:</text:p>
        </text:list-item>
      </text:list>
      <text:p text:style-name="P16">Responsável por elicitar, analisar, validar e gerenciar os requisitos.</text:p>
      <text:list xml:id="list165965777" text:continue-numbering="true" text:style-name="L1">
        <text:list-item>
          <text:p text:style-name="P26">Competências exigidas:</text:p>
        </text:list-item>
      </text:list>
      <text:p text:style-name="P16">Ter sido aluno da disciplina engenharia de requisitos.</text:p>
      <text:list xml:id="list2125782176" text:continue-numbering="true" text:style-name="L1">
        <text:list-item>
          <text:p text:style-name="P26">Competências desejáveis:</text:p>
        </text:list-item>
      </text:list>
      <text:p text:style-name="P16">Ter habilidade/especialidade em engenharia de requisitos.</text:p>
      <text:list xml:id="list508338836" text:continue-numbering="true" text:style-name="L1">
        <text:list-item>
          <text:p text:style-name="P26">Autoridade </text:p>
        </text:list-item>
      </text:list>
      <text:p text:style-name="P16"/>
      <text:list xml:id="list1133610829" text:continue-numbering="true" text:style-name="L1">
        <text:list-item>
          <text:p text:style-name="P26">Ferramentas</text:p>
        </text:list-item>
      </text:list>
      <text:p text:style-name="P16"/>
      <text:p text:style-name="P16"><text:soft-page-break/></text:p>
      <text:p text:style-name="P16">Engenheiro de Usabilidade</text:p>
      <text:p text:style-name="P16"/>
      <text:list xml:id="list295028762" text:continue-list="list1133610829" text:style-name="L1">
        <text:list-item text:start-value="1">
          <text:p text:style-name="P26">Responsabilidade:</text:p>
        </text:list-item>
      </text:list>
      <text:p text:style-name="P16">Responsável por elicitar, analisar, validar e gerenciar os requisitos não funcionais de usabilidade.</text:p>
      <text:list xml:id="list181403954" text:continue-numbering="true" text:style-name="L1">
        <text:list-item>
          <text:p text:style-name="P26">Competências exigidas:</text:p>
        </text:list-item>
      </text:list>
      <text:p text:style-name="P16">Ter sido aluno da disciplina engenharia de requisitos.</text:p>
      <text:list xml:id="list1749701728" text:continue-numbering="true" text:style-name="L1">
        <text:list-item>
          <text:p text:style-name="P26">Competências desejáveis:</text:p>
        </text:list-item>
      </text:list>
      <text:p text:style-name="P16">Ter habilidade/especialidade em engenharia de requisitos com ênfase em usabilidade de software;</text:p>
      <text:list xml:id="list1916106068" text:continue-numbering="true" text:style-name="L1">
        <text:list-item>
          <text:p text:style-name="P26">Autoridade </text:p>
        </text:list-item>
      </text:list>
      <text:p text:style-name="P16"/>
      <text:list xml:id="list502656407" text:continue-numbering="true" text:style-name="L1">
        <text:list-item>
          <text:p text:style-name="P26">Ferramentas</text:p>
        </text:list-item>
      </text:list>
      <text:p text:style-name="P16"/>
      <text:p text:style-name="P16">Arquiteto de Software</text:p>
      <text:p text:style-name="P16"/>
      <text:list xml:id="list118307094" text:continue-list="list502656407" text:style-name="L1">
        <text:list-item text:start-value="1">
          <text:p text:style-name="P26">Responsabilidade:</text:p>
        </text:list-item>
      </text:list>
      <text:p text:style-name="P16"/>
      <text:p text:style-name="P16">O Arquiteto é responsável por definir:</text:p>
      <text:list xml:id="list709944878" text:style-name="L2">
        <text:list-item>
          <text:p text:style-name="P27">Se existe uma arquitetura genérica de aplicação que possa funcionar como um modelo para o sistema que está sendo projetado;</text:p>
        </text:list-item>
        <text:list-item>
          <text:p text:style-name="P27">O estilo de arquitetura que é apropriado para o sistema;</text:p>
        </text:list-item>
        <text:list-item>
          <text:p text:style-name="P27">A abordagem fundamental usada para estruturar o sistema;</text:p>
        </text:list-item>
        <text:list-item>
          <text:p text:style-name="P27">Como as unidades estruturais de um sistema serão decompostas em módulos;</text:p>
        </text:list-item>
        <text:list-item>
          <text:p text:style-name="P27">A estratégia que será usada para controlar a operação das unidades no sistema;</text:p>
        </text:list-item>
        <text:list-item>
          <text:p text:style-name="P27">Como o projeto de arquitetura será avaliado;</text:p>
        </text:list-item>
        <text:list-item>
          <text:p text:style-name="P27">Como a arquitetura do sistema deve ser documentada.</text:p>
        </text:list-item>
      </text:list>
      <text:p text:style-name="P16"/>
      <text:list xml:id="list2137697326" text:continue-list="list118307094" text:style-name="L1">
        <text:list-item>
          <text:p text:style-name="P26">Competências exigidas:</text:p>
        </text:list-item>
      </text:list>
      <text:p text:style-name="P16">Ter sido aluno da disciplina Arquitetura de software;</text:p>
      <text:list xml:id="list1050285715" text:continue-numbering="true" text:style-name="L1">
        <text:list-item>
          <text:p text:style-name="P26">Competências desejáveis:</text:p>
        </text:list-item>
      </text:list>
      <text:p text:style-name="P16"><text:soft-page-break/>Experiência em arquitetura de software;</text:p>
      <text:list xml:id="list2156659255" text:continue-numbering="true" text:style-name="L1">
        <text:list-item>
          <text:p text:style-name="P26">Autoridade </text:p>
        </text:list-item>
      </text:list>
      <text:p text:style-name="P16"/>
      <text:list xml:id="list1915846662" text:continue-numbering="true" text:style-name="L1">
        <text:list-item>
          <text:p text:style-name="P26">Ferramentas</text:p>
        </text:list-item>
      </text:list>
      <text:p text:style-name="P16"/>
      <text:p text:style-name="P16">Projetista de Software</text:p>
      <text:p text:style-name="P16"/>
      <text:list xml:id="list437787059" text:continue-list="list1915846662" text:style-name="L1">
        <text:list-item text:start-value="1">
          <text:p text:style-name="P26">Responsabilidade:</text:p>
        </text:list-item>
      </text:list>
      <text:p text:style-name="P16"/>
      <text:p text:style-name="P16">Esse papel tem como objetivo:</text:p>
      <text:list xml:id="list1609926829" text:style-name="L3">
        <text:list-item>
          <text:p text:style-name="P28">Verificar elementos de suporte que farão o sistema funcionar;</text:p>
        </text:list-item>
        <text:list-item>
          <text:p text:style-name="P28">Definir uma estratégia para implementação do sistema; e </text:p>
        </text:list-item>
        <text:list-item>
          <text:p text:style-name="P28">Produzir especificações detalhadas do sistema.</text:p>
        </text:list-item>
      </text:list>
      <text:p text:style-name="P16"/>
      <text:p text:style-name="P16">Esse papel está diretamente envolvido:</text:p>
      <text:list xml:id="list731767818" text:style-name="L4">
        <text:list-item>
          <text:p text:style-name="P29">Na criação de modelos de design para os requisitos;</text:p>
        </text:list-item>
        <text:list-item>
          <text:p text:style-name="P29">Criar modelo de solução através dos modelos de design e arquitetura;</text:p>
        </text:list-item>
        <text:list-item>
          <text:p text:style-name="P29">Refinar o modelo de domínio para satisfazer o modelo de solução;</text:p>
        </text:list-item>
        <text:list-item>
          <text:p text:style-name="P29">Aplicar design patterns para os modelos de domínio e solução; e</text:p>
        </text:list-item>
        <text:list-item>
          <text:p text:style-name="P29"><text:s/>Identificar e modelar estados complexos de objetos através de diagrama de estado.</text:p>
        </text:list-item>
      </text:list>
      <text:p text:style-name="P16"/>
      <text:list xml:id="list780867934" text:continue-list="list437787059" text:style-name="L1">
        <text:list-item>
          <text:p text:style-name="P26">Competências exigidas:</text:p>
        </text:list-item>
      </text:list>
      <text:p text:style-name="P16">Ter sido aluno da disciplina projeto de software;</text:p>
      <text:list xml:id="list947541864" text:continue-numbering="true" text:style-name="L1">
        <text:list-item>
          <text:p text:style-name="P26">Competências desejáveis:</text:p>
        </text:list-item>
      </text:list>
      <text:p text:style-name="P16">Ter experiência em desenvolvimento do projeto de software;</text:p>
      <text:list xml:id="list1917607686" text:continue-numbering="true" text:style-name="L1">
        <text:list-item>
          <text:p text:style-name="P26">Autoridade </text:p>
        </text:list-item>
      </text:list>
      <text:p text:style-name="P16"/>
      <text:list xml:id="list2118030016" text:continue-numbering="true" text:style-name="L1">
        <text:list-item>
          <text:p text:style-name="P26">Ferramentas</text:p>
        </text:list-item>
      </text:list>
      <text:p text:style-name="P16"/>
      <text:p text:style-name="P17">Desenvolvedor</text:p>
      <text:list xml:id="list1214288183" text:continue-list="list2118030016" text:style-name="L1">
        <text:list-item text:start-value="1">
          <text:p text:style-name="P26"><text:soft-page-break/>Responsabilidade:</text:p>
        </text:list-item>
      </text:list>
      <text:p text:style-name="P16">Integrar os componentes do software baseado na arquitetura e seguindo as realizações do projetista e codifcar os componentes do software baseado na documentação elaborada pelo projetista.</text:p>
      <text:list xml:id="list1177136183" text:continue-numbering="true" text:style-name="L1">
        <text:list-item>
          <text:p text:style-name="P26">Competências exigidas:</text:p>
        </text:list-item>
      </text:list>
      <text:p text:style-name="P16">Ser aluno de curso de computação do 4º período ou superior.</text:p>
      <text:list xml:id="list1681213460" text:continue-numbering="true" text:style-name="L1">
        <text:list-item>
          <text:p text:style-name="P26">Competências desejáveis:</text:p>
        </text:list-item>
      </text:list>
      <text:p text:style-name="P16">Ter experiência em desenvolvimento de software;</text:p>
      <text:list xml:id="list1885020584" text:continue-numbering="true" text:style-name="L1">
        <text:list-item>
          <text:p text:style-name="P26">Autoridade </text:p>
        </text:list-item>
      </text:list>
      <text:p text:style-name="P16"/>
      <text:list xml:id="list2034936687" text:continue-numbering="true" text:style-name="L1">
        <text:list-item>
          <text:p text:style-name="P26">Ferramentas</text:p>
        </text:list-item>
      </text:list>
      <text:p text:style-name="P16"/>
      <text:p text:style-name="P16">Administrador de BD</text:p>
      <text:p text:style-name="P19"/>
      <text:list xml:id="list529078230" text:continue-list="list2034936687" text:style-name="L1">
        <text:list-item text:start-value="1">
          <text:p text:style-name="P32">Responsabilidade:</text:p>
        </text:list-item>
      </text:list>
      <text:list xml:id="list1006041080" text:style-name="L6">
        <text:list-item>
          <text:p text:style-name="P33"><text:span text:style-name="T18">Criar as estruturas e objetos primários;</text:span></text:p>
        </text:list-item>
        <text:list-item>
          <text:p text:style-name="P33"><text:span text:style-name="T19">Planejar/calcular, bem como, disponibilizar o espaço necessário para o Banco de Dados;</text:span></text:p>
        </text:list-item>
        <text:list-item>
          <text:p text:style-name="P33"><text:span text:style-name="T19">Modificar a estrutura do banco, quando necessário;</text:span></text:p>
        </text:list-item>
        <text:list-item>
          <text:p text:style-name="P33"><text:span text:style-name="T19">Criar, deletar, dar/remover privilégios, enfim, gerenciar os usuários do banco;</text:span></text:p>
        </text:list-item>
        <text:list-item>
          <text:p text:style-name="P33"><text:span text:style-name="T18">Gerar cópias de segurança (Backup’s) e recuperar o banco;</text:span></text:p>
        </text:list-item>
        <text:list-item>
          <text:p text:style-name="P33"><text:span text:style-name="T18">Manter a segurança do sistema, controlando o acesso ao banco de dados;</text:span></text:p>
        </text:list-item>
        <text:list-item>
          <text:p text:style-name="P33"><text:span text:style-name="T19">Monitorar e otimizar a performance do Banco de dado;</text:span></text:p>
        </text:list-item>
      </text:list>
      <text:list xml:id="list1808254973" text:continue-list="list529078230" text:style-name="L1">
        <text:list-item>
          <text:p text:style-name="P26">Competências exigidas:</text:p>
        </text:list-item>
      </text:list>
      <text:p text:style-name="P16">Ter sido aluno de banco de dados;</text:p>
      <text:list xml:id="list325500810" text:continue-numbering="true" text:style-name="L1">
        <text:list-item>
          <text:p text:style-name="P26">Competências desejáveis:</text:p>
        </text:list-item>
      </text:list>
      <text:p text:style-name="P16">Ter habilidade/especialidade em banco de dados.</text:p>
      <text:list xml:id="list1224006704" text:continue-numbering="true" text:style-name="L1">
        <text:list-item>
          <text:p text:style-name="P26">Autoridade </text:p>
        </text:list-item>
      </text:list>
      <text:p text:style-name="P16"/>
      <text:list xml:id="list1307561458" text:continue-numbering="true" text:style-name="L1">
        <text:list-item>
          <text:p text:style-name="P26">Ferramentas</text:p>
        </text:list-item>
      </text:list>
      <text:p text:style-name="P16"/>
      <text:p text:style-name="P16"><text:soft-page-break/>Engenheiro de Teste</text:p>
      <text:list xml:id="list1158006798" text:continue-list="list1307561458" text:style-name="L1">
        <text:list-item text:start-value="1">
          <text:p text:style-name="P26">Responsabilidade:</text:p>
        </text:list-item>
      </text:list>
      <text:p text:style-name="P16">Responsável por definir o alvo e os objetivos dos testes, as técnicas de testes, as métricas de testes e as atividades de testes.</text:p>
      <text:list xml:id="list148703168" text:continue-numbering="true" text:style-name="L1">
        <text:list-item>
          <text:p text:style-name="P26">Competências exigidas:</text:p>
        </text:list-item>
      </text:list>
      <text:p text:style-name="P16">Ter sido aluno de verificação e validação de software;</text:p>
      <text:list xml:id="list1903405058" text:continue-numbering="true" text:style-name="L1">
        <text:list-item>
          <text:p text:style-name="P26">Competências desejáveis:</text:p>
        </text:list-item>
      </text:list>
      <text:p text:style-name="P16">Ter experiência/habilidade em testes de software;</text:p>
      <text:list xml:id="list1785146037" text:continue-numbering="true" text:style-name="L1">
        <text:list-item>
          <text:p text:style-name="P26">Autoridade </text:p>
        </text:list-item>
      </text:list>
      <text:p text:style-name="P16"/>
      <text:list xml:id="list628153565" text:continue-numbering="true" text:style-name="L1">
        <text:list-item>
          <text:p text:style-name="P26">Ferramentas</text:p>
        </text:list-item>
      </text:list>
      <text:h text:style-name="Heading_20_1" text:outline-level="1"><text:span text:style-name="Fonte_20_parág._20_padrão"><text:span text:style-name="T9">3 Alocação de recursos humanos</text:span></text:span></text:h>
      <text:p text:style-name="Text_20_body"><text:span text:style-name="Fonte_20_parág._20_padrão"><text:span text:style-name="T8"/></text:span></text:p>
      <text:p text:style-name="Text_20_body"><text:span text:style-name="Fonte_20_parág._20_padrão"><text:span text:style-name="T8">As alocações foram planejadas de acordo com as experiências, capacidade e habilidades. Essa informações foram obtidas na SGB_PCE_PlanilhaCapacidadeEquipe que pode ser encontrada no diretório de recursos humanos.</text:span></text:span></text:p>
      <text:p text:style-name="Text_20_body"><text:span text:style-name="Fonte_20_parág._20_padrão"><text:span text:style-name="T8">A alocação pode ser vista no documento SGB_PLCOM_PlanoComunicacao seção Comunicadade do projeto.</text:span></text:span></text:p>
      <text:p text:style-name="Text_20_body"><text:span text:style-name="Fonte_20_parág._20_padrão"><text:span text:style-name="T8"/></text:span></text:p>
      <text:p text:style-name="Text_20_body"><text:span text:style-name="Fonte_20_parág._20_padrão"><text:span text:style-name="T10">4. Treinamentos planejados</text:span></text:span></text:p>
      <text:p text:style-name="Text_20_body"><text:span text:style-name="Fonte_20_parág._20_padrão"><text:span text:style-name="T8">Não há treinamentos planejados para a fase de concepçã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, Verdana, Arial"/>
    <style:font-face style:name="OpenSymbol" svg:font-family="OpenSymbol"/>
    <style:font-face style:name="ff2" svg:font-family="ff2, 'Times New Roman', Times, 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RH_PlanoRecursosHumano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0-26T20:37:52</dc:date>
    <meta:editing-cycles>10</meta:editing-cycles>
    <meta:editing-duration>PT03H36M42S</meta:editing-duration>
    <dc:creator>jackeline neves de almeida</dc:creator>
    <meta:document-statistic meta:table-count="2" meta:image-count="3" meta:object-count="0" meta:page-count="15" meta:paragraph-count="264" meta:word-count="2261" meta:character-count="16037"/>
    <meta:template xlink:type="simple" xlink:actuate="onRequest" xlink:title="" xlink:href="../../sgb-02-2012-read-only/Gerencia_de_Configuracao/Template/SGB_TEMPL_TemplateDocumentos.odt/Normal.dotm"/>
  </office:meta>
</office:document-meta>
</file>